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armor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lost caravan <text:s/>(mandatory) (5:00)<text:span text:style-name="T3">Boss</text:span>: ultra mole</text:p>
      <text:p text:style-name="P6"><text:tab/>Main Quest: track down the lost caravan</text:p>
      <text:p text:style-name="P6"><text:tab/>Side Quest: <text:span text:style-name="T3"><text:s/></text:span>Destroy two dabat nests.</text:p>
      <text:p text:style-name="P6"/>
      <text:p text:style-name="P3">(Caves)</text:p>
      <text:p text:style-name="P2">6.) <text:s/>Reactivate water pumps (mandatory) -(super mole,jumper,) (6:00)</text:p>
      <text:p text:style-name="P6"><text:tab/>Main Quest: Find and activate the 3 water switches</text:p>
      <text:p text:style-name="P6"><text:tab/>Side Quest: Collect the 2 lost artifacts </text:p>
      <text:p text:style-name="P2">7.) Find and repair broken pipe-(basic commando, grenadier) (4:30)</text:p>
      <text:p text:style-name="P6"><text:s text:c="14"/>Main Quest: our pipe is busted! find it and destroy it (fix it) </text:p>
      <text:p text:style-name="P6"><text:soft-page-break/><text:tab/>Side Quest: </text:p>
      <text:p text:style-name="P2">8.) Fix another piece of infrastructure -(basic commando, grenadier) (4:30)</text:p>
      <text:p text:style-name="P6"><text:s text:c="14"/>Main Quest: Fix piece of infrastructure </text:p>
      <text:p text:style-name="P6"><text:tab/>Side Quest: </text:p>
      <text:p text:style-name="P2">9.) Destroy two commando outposts (mandatory) (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Boss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31T14:04:27.75</meta:creation-date>
    <dc:date>2014-03-23T13:41:30.99</dc:date>
    <meta:editing-duration>PT122H43M46S</meta:editing-duration>
    <meta:editing-cycles>70</meta:editing-cycles>
    <meta:generator>OpenOffice.org/3.2$Win32 OpenOffice.org_project/320m18$Build-9502</meta:generator>
    <dc:creator>Michael Signorella</dc:creator>
    <meta:document-statistic meta:table-count="0" meta:image-count="0" meta:object-count="0" meta:page-count="5" meta:paragraph-count="133" meta:word-count="1267" meta:character-count="8217"/>
  </office:meta>
</office:document-meta>
</file>